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9600000018F174D31F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swiss" style:font-pitch="variable"/>
    <style:font-face style:name="Aptos Display" svg:font-family="'Aptos Display'"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charset="x-symbol"/>
    <style:font-face style:name="Times New Roman" svg:font-family="'Times New Roman'" style:font-family-generic="roman" style:font-pitch="variable"/>
  </office:font-face-decls>
  <office:automatic-styles>
    <style:style style:name="P1" style:family="paragraph" style:parent-style-name="Normal" style:master-page-name="MPF0">
      <style:paragraph-properties style:page-number="0" fo:break-before="page"/>
    </style:style>
    <style:style style:name="P2" style:family="paragraph" style:parent-style-name="No_20_Spacing">
      <style:paragraph-properties fo:text-align="end" style:justify-single-word="false"/>
    </style:style>
    <style:style style:name="P3" style:family="paragraph">
      <loext:graphic-properties draw:fill="solid" draw:fill-color="#156082" draw:opacity="100%"/>
    </style:style>
    <style:style style:name="P4" style:family="paragraph">
      <loext:graphic-properties draw:fill="bitmap" draw:fill-image-name="a1" style:repeat="stretch"/>
    </style:style>
    <style:style style:name="P5" style:family="paragraph" style:parent-style-name="Normal">
      <style:paragraph-properties fo:hyphenation-ladder-count="no-limit" fo:hyphenation-keep="auto" loext:hyphenation-keep-type="column"/>
      <style:text-properties fo:hyphenate="true" loext:hyphenation-no-caps="false" loext:hyphenation-no-last-word="false" loext:hyphenation-word-char-count="no-limit" loext:hyphenation-zone="no-limit"/>
    </style:style>
    <style:style style:name="P6" style:family="paragraph" style:parent-style-name="Normal">
      <style:paragraph-properties fo:text-align="end" style:justify-single-word="false"/>
    </style:style>
    <style:style style:name="P7" style:family="paragraph" style:parent-style-name="Normal">
      <style:paragraph-properties fo:hyphenation-ladder-count="no-limit" fo:hyphenation-keep="auto" loext:hyphenation-keep-type="column" fo:break-before="page"/>
      <style:text-properties fo:hyphenate="true" loext:hyphenation-no-caps="false" loext:hyphenation-no-last-word="false" loext:hyphenation-word-char-count="no-limit" loext:hyphenation-zone="no-limit"/>
    </style:style>
    <style:style style:name="P8" style:family="paragraph" style:parent-style-name="TOC_20_1">
      <style:paragraph-properties>
        <style:tab-stops>
          <style:tab-stop style:position="16.983cm" style:type="right" style:leader-style="dotted" style:leader-text="."/>
        </style:tab-stops>
      </style:paragraph-properties>
    </style:style>
    <style:style style:name="P9" style:family="paragraph" style:parent-style-name="TOC_20_2">
      <style:paragraph-properties>
        <style:tab-stops>
          <style:tab-stop style:position="16.559cm" style:type="right" style:leader-style="dotted" style:leader-text="."/>
        </style:tab-stops>
      </style:paragraph-properties>
    </style:style>
    <style:style style:name="P10" style:family="paragraph" style:parent-style-name="Normal">
      <style:text-properties fo:color="#000000" loext:opacity="100%"/>
    </style:style>
    <style:style style:name="P11" style:family="paragraph" style:parent-style-name="Heading_20_1">
      <style:paragraph-properties fo:break-before="page"/>
    </style:style>
    <style:style style:name="P12" style:family="paragraph" style:parent-style-name="Text_20_body" style:list-style-name="L1"/>
    <style:style style:name="P13" style:family="paragraph" style:parent-style-name="Heading_20_2">
      <style:text-properties style:font-name="Liberation Sans" fo:font-size="16pt" style:font-size-asian="16pt" style:font-size-complex="16pt"/>
    </style:style>
    <style:style style:name="T1" style:family="text">
      <style:text-properties fo:color="#595959" loext:opacity="100%" style:font-name="Liberation Sans" fo:font-size="14pt" style:font-size-asian="14pt" style:font-size-complex="14pt"/>
    </style:style>
    <style:style style:name="T2" style:family="text">
      <style:text-properties fo:color="#595959" loext:opacity="100%" fo:font-size="9pt" style:font-size-asian="9pt" style:font-size-complex="9pt"/>
    </style:style>
    <style:style style:name="T3" style:family="text">
      <style:text-properties style:font-name="Liberation Sans"/>
    </style:style>
    <style:style style:name="T4" style:family="text">
      <style:text-properties fo:text-transform="uppercase" fo:color="#156082" loext:opacity="100%" style:font-name="Liberation Sans" fo:font-size="32pt" style:font-size-asian="32pt" style:font-size-complex="32pt"/>
    </style:style>
    <style:style style:name="T5" style:family="text">
      <style:text-properties fo:color="#404040" loext:opacity="100%" fo:font-size="18pt" style:font-size-asian="18pt" style:font-size-complex="18pt"/>
    </style:style>
    <style:style style:name="T6" style:family="text">
      <style:text-properties fo:color="#000000" loext:opacity="100%"/>
    </style:style>
    <style:style style:name="T7" style:family="text">
      <style:text-properties fo:color="#000000" loext:opacity="100%" style:font-name="Liberation Sans"/>
    </style:style>
    <style:style style:name="fr1" style:family="graphic" style:parent-style-name="Graphics">
      <style:graphic-properties style:wrap="parallel" style:number-wrapped-paragraphs="no-limit" style:vertical-pos="from-top" style:vertical-rel="page" style:horizontal-pos="from-left" style:horizontal-rel="page" fo:background-color="transparent" draw:fill="none" draw:fill-color="#ffffff" fo:padding-left="4.445cm" fo:padding-right="1.905cm" fo:padding-top="0cm" fo:padding-bottom="0cm" fo:border="none" style:writing-mode="lr-tb" draw:textarea-vertical-align="bottom"/>
    </style:style>
    <style:style style:name="fr2" style:family="graphic" style:parent-style-name="Graphics">
      <style:graphic-properties style:wrap="parallel" style:number-wrapped-paragraphs="no-limit" style:vertical-pos="middle" style:vertical-rel="page-content" style:horizontal-pos="left" style:horizontal-rel="page" fo:background-color="transparent" draw:fill="none" draw:fill-color="#ffffff" fo:padding-left="4.445cm" fo:padding-right="1.905cm" fo:padding-top="0cm" fo:padding-bottom="0cm" fo:border="none" style:writing-mode="lr-tb" draw:textarea-vertical-align="bottom"/>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writing-mode="lr-tb" loext:decorative="false"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draw:fill="solid" draw:fill-color="#156082" draw:opacity="100%" fo:min-height="0cm" fo:min-width="0cm" loext:decorative="false" style:run-through="background"/>
    </style:style>
    <style:style style:name="gr3" style:family="graphic">
      <style:graphic-properties draw:stroke="none" draw:fill="bitmap" draw:fill-image-name="a1" style:repeat="stretch" fo:min-height="0cm" fo:min-width="0cm" loext:decorative="false"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Text Box 159" text:anchor-type="paragraph" svg:x="0.619cm" svg:y="24.294cm" svg:width="19.763cm" style:rel-width="scale" svg:height="2.709cm" style:rel-height="scale" draw:z-index="2"><draw:text-box><text:p text:style-name="P2"><text:span text:style-name="Default_20_Paragraph_20_Font"><text:span text:style-name="T1">Adam Fitzpatrick - C00273365</text:span></text:span></text:p><text:p text:style-name="P2"><text:span text:style-name="Default_20_Paragraph_20_Font"><text:span text:style-name="T2"><text:s text:c="5"/></text:span></text:span></text:p></draw:text-box></draw:frame><draw:g text:anchor-type="paragraph" draw:z-index="0" draw:name="Group 157" draw:style-name="gr1"><draw:custom-shape draw:name="Rectangle 51" draw:style-name="gr2" draw:text-style-name="P3" svg:width="19.76cm" svg:height="3.335cm" svg:x="0.619cm" svg:y="0.683cm"><text:p/><draw:enhanced-geometry svg:viewBox="0 0 7312660 1129665" draw:text-areas="?f22 ?f24 ?f23 ?f25" draw:glue-points="?f15 ?f16 ?f17 ?f16 ?f17 ?f18 ?f19 ?f20 ?f15 ?f21 ?f15 ?f16" draw:type="non-primitive" draw:enhanced-path="M 0 0 L 7312660 0 7312660 1129665 3619500 733425 0 1091565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312660"/><draw:equation draw:name="f7" draw:formula="?f4 / 1129665"/><draw:equation draw:name="f8" draw:formula="0 * ?f5 / 7312660"/><draw:equation draw:name="f9" draw:formula="7312660 * ?f5 / 7312660"/><draw:equation draw:name="f10" draw:formula="3619500 * ?f5 / 7312660"/><draw:equation draw:name="f11" draw:formula="0 * ?f4 / 1129665"/><draw:equation draw:name="f12" draw:formula="1129665 * ?f4 / 1129665"/><draw:equation draw:name="f13" draw:formula="733425 * ?f4 / 1129665"/><draw:equation draw:name="f14" draw:formula="1091565 * ?f4 / 1129665"/><draw:equation draw:name="f15" draw:formula="?f8 / ?f6"/><draw:equation draw:name="f16" draw:formula="?f11 / ?f7"/><draw:equation draw:name="f17" draw:formula="?f9 / ?f6"/><draw:equation draw:name="f18" draw:formula="?f12 / ?f7"/><draw:equation draw:name="f19" draw:formula="?f10 / ?f6"/><draw:equation draw:name="f20" draw:formula="?f13 / ?f7"/><draw:equation draw:name="f21" draw:formula="?f14 / ?f7"/><draw:equation draw:name="f22" draw:formula="?f0 / ?f6"/><draw:equation draw:name="f23" draw:formula="?f1 / ?f6"/><draw:equation draw:name="f24" draw:formula="?f2 / ?f7"/><draw:equation draw:name="f25" draw:formula="?f3 / ?f7"/></draw:enhanced-geometry></draw:custom-shape><draw:custom-shape draw:name="Rectangle 151" draw:style-name="gr3" draw:text-style-name="P4" svg:width="19.76cm" svg:height="3.589cm" svg:x="0.619cm" svg:y="0.683cm"><text:p/><draw:enhanced-geometry svg:viewBox="0 0 21600 21600" draw:type="non-primitive" draw:enhanced-path="M 0 0 L 21600 0 21600 21600 0 21600 Z N"/></draw:custom-shape></draw:g><text:bookmark-start text:name="__RefHeading___Toc815_1662117846"/><text:span text:style-name="Default_20_Paragraph_20_Font"><text:span text:style-name="T3"/></text:span></text:p>
      <text:p text:style-name="P5"><draw:frame draw:style-name="fr2" draw:name="Text Box 163" text:anchor-type="paragraph" svg:width="21.959cm" style:rel-width="scale" svg:height="10.107cm" style:rel-height="scale" draw:z-index="1"><draw:text-box><text:p text:style-name="P6"><text:span text:style-name="Default_20_Paragraph_20_Font"><text:span text:style-name="T4">Pen-testing Multi-tool Project specification</text:span></text:span></text:p><text:p text:style-name="P6"><text:span text:style-name="Default_20_Paragraph_20_Font"><text:span text:style-name="T5"><text:s text:c="5"/></text:span></text:span></text:p></draw:text-box></draw:frame><text:span text:style-name="Default_20_Paragraph_20_Font"><text:span text:style-name="T3"/></text:span></text:p>
      <text:p text:style-name="P7"/>
      <text:h text:style-name="Heading_20_1" text:outline-level="1"><text:bookmark-start text:name="_Toc178610176"/>Table of Contents<text:bookmark-end text:name="_Toc178610176"/></text:h>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text:a xlink:type="simple" xlink:href="#_Toc178610176" office:target-frame-name="_top" xlink:show="replace" text:style-name="Internet_20_link" text:visited-style-name="Visited_20_Internet_20_Link"><text:span text:style-name="Hyperlink"><text:span text:style-name="T6">Table of Contents</text:span></text:span><text:span text:style-name="T6"><text:tab/>1</text:span></text:a></text:p>
          <text:p text:style-name="P8"><text:a xlink:type="simple" xlink:href="#_Toc178610177" office:target-frame-name="_top" xlink:show="replace" text:style-name="Internet_20_link" text:visited-style-name="Visited_20_Internet_20_Link"><text:span text:style-name="Hyperlink"><text:span text:style-name="T6">Introduction</text:span></text:span><text:span text:style-name="T6"><text:tab/>2</text:span></text:a></text:p>
          <text:p text:style-name="P8"><text:a xlink:type="simple" xlink:href="#_Toc178610178" office:target-frame-name="_top" xlink:show="replace" text:style-name="Internet_20_link" text:visited-style-name="Visited_20_Internet_20_Link"><text:span text:style-name="Hyperlink"><text:span text:style-name="T6">Technologies</text:span></text:span><text:span text:style-name="T6"><text:tab/>2</text:span></text:a></text:p>
          <text:p text:style-name="P8"><text:a xlink:type="simple" xlink:href="#_Toc178610179" office:target-frame-name="_top" xlink:show="replace" text:style-name="Internet_20_link" text:visited-style-name="Visited_20_Internet_20_Link"><text:span text:style-name="Hyperlink"><text:span text:style-name="T6">Features</text:span></text:span><text:span text:style-name="T6"><text:tab/>3</text:span></text:a></text:p>
          <text:p text:style-name="P9"><text:a xlink:type="simple" xlink:href="#_Toc178610180" office:target-frame-name="_top" xlink:show="replace" text:style-name="Internet_20_link" text:visited-style-name="Visited_20_Internet_20_Link"><text:span text:style-name="Hyperlink"><text:span text:style-name="T7">Network Sniffing</text:span></text:span><text:span text:style-name="T6"><text:tab/>3</text:span></text:a></text:p>
          <text:p text:style-name="P9"><text:a xlink:type="simple" xlink:href="#_Toc178610181" office:target-frame-name="_top" xlink:show="replace" text:style-name="Internet_20_link" text:visited-style-name="Visited_20_Internet_20_Link"><text:span text:style-name="Hyperlink"><text:span text:style-name="T7">Bluetooth Connectivity</text:span></text:span><text:span text:style-name="T6"><text:tab/>3</text:span></text:a></text:p>
          <text:p text:style-name="P9"><text:a xlink:type="simple" xlink:href="#_Toc178610182" office:target-frame-name="_top" xlink:show="replace" text:style-name="Internet_20_link" text:visited-style-name="Visited_20_Internet_20_Link"><text:span text:style-name="Hyperlink"><text:span text:style-name="T7">Near Field Communications (NFC)</text:span></text:span><text:span text:style-name="T6"><text:tab/>3</text:span></text:a></text:p>
          <text:p text:style-name="P9"><text:a xlink:type="simple" xlink:href="#_Toc178610183" office:target-frame-name="_top" xlink:show="replace" text:style-name="Internet_20_link" text:visited-style-name="Visited_20_Internet_20_Link"><text:span text:style-name="Hyperlink"><text:span text:style-name="T7">Infrared</text:span></text:span><text:span text:style-name="T6"><text:tab/>3</text:span></text:a></text:p>
          <text:p text:style-name="P9"><text:a xlink:type="simple" xlink:href="#_Toc178610184" office:target-frame-name="_top" xlink:show="replace" text:style-name="Internet_20_link" text:visited-style-name="Visited_20_Internet_20_Link"><text:span text:style-name="Hyperlink"><text:span text:style-name="T7">Radio Frequency Identification (RFID)</text:span></text:span><text:span text:style-name="T6"><text:tab/>3</text:span></text:a></text:p>
          <text:p text:style-name="P9"><text:a xlink:type="simple" xlink:href="#_Toc178610185" office:target-frame-name="_top" xlink:show="replace" text:style-name="Internet_20_link" text:visited-style-name="Visited_20_Internet_20_Link"><text:span text:style-name="Hyperlink"><text:span text:style-name="T7">Rubber Ducking</text:span></text:span><text:span text:style-name="T6"><text:tab/>3</text:span></text:a></text:p>
          <text:p text:style-name="P8"><text:a xlink:type="simple" xlink:href="#_Toc178610186" office:target-frame-name="_top" xlink:show="replace" text:style-name="Internet_20_link" text:visited-style-name="Visited_20_Internet_20_Link"><text:span text:style-name="Hyperlink"><text:span text:style-name="T6">Metrics</text:span></text:span><text:span text:style-name="T6"><text:tab/>4</text:span></text:a></text:p>
          <text:p text:style-name="P9"><text:a xlink:type="simple" xlink:href="#_Toc178610187" office:target-frame-name="_top" xlink:show="replace" text:style-name="Internet_20_link" text:visited-style-name="Visited_20_Internet_20_Link"><text:span text:style-name="Hyperlink"><text:span text:style-name="T7">Functionality</text:span></text:span><text:span text:style-name="T6"><text:tab/>4</text:span></text:a></text:p>
          <text:p text:style-name="P9"><text:a xlink:type="simple" xlink:href="#_Toc178610188" office:target-frame-name="_top" xlink:show="replace" text:style-name="Internet_20_link" text:visited-style-name="Visited_20_Internet_20_Link"><text:span text:style-name="Hyperlink"><text:span text:style-name="T7">Usability</text:span></text:span><text:span text:style-name="T6"><text:tab/>4</text:span></text:a></text:p>
          <text:p text:style-name="P9"><text:a xlink:type="simple" xlink:href="#_Toc178610189" office:target-frame-name="_top" xlink:show="replace" text:style-name="Internet_20_link" text:visited-style-name="Visited_20_Internet_20_Link"><text:span text:style-name="Hyperlink"><text:span text:style-name="T7">Reliability</text:span></text:span><text:span text:style-name="T6"><text:tab/>4</text:span></text:a></text:p>
          <text:p text:style-name="P9"><text:a xlink:type="simple" xlink:href="#_Toc178610190" office:target-frame-name="_top" xlink:show="replace" text:style-name="Internet_20_link" text:visited-style-name="Visited_20_Internet_20_Link"><text:span text:style-name="Hyperlink"><text:span text:style-name="T7">Performance</text:span></text:span><text:span text:style-name="T6"><text:tab/>4</text:span></text:a></text:p>
          <text:p text:style-name="P9"><text:a xlink:type="simple" xlink:href="#_Toc178610191" office:target-frame-name="_top" xlink:show="replace" text:style-name="Internet_20_link" text:visited-style-name="Visited_20_Internet_20_Link"><text:span text:style-name="Hyperlink"><text:span text:style-name="T7">Supportability</text:span></text:span><text:span text:style-name="T6"><text:tab/>4</text:span></text:a></text:p>
          <text:p text:style-name="P8"><text:a xlink:type="simple" xlink:href="#_Toc178610192" office:target-frame-name="_top" xlink:show="replace" text:style-name="Internet_20_link" text:visited-style-name="Visited_20_Internet_20_Link"><text:span text:style-name="Hyperlink"><text:span text:style-name="T6">Context Diagram</text:span></text:span><text:span text:style-name="T6"><text:tab/>5</text:span></text:a></text:p>
          <text:p text:style-name="P8"><text:a xlink:type="simple" xlink:href="#_Toc178610193" office:target-frame-name="_top" xlink:show="replace" text:style-name="Internet_20_link" text:visited-style-name="Visited_20_Internet_20_Link"><text:span text:style-name="Hyperlink"><text:span text:style-name="T6">Use Cases</text:span></text:span><text:span text:style-name="T6"><text:tab/>5</text:span></text:a></text:p>
        </text:index-body>
      </text:table-of-content>
      <text:p text:style-name="P10"/>
      <text:h text:style-name="P11" text:outline-level="1"><text:bookmark-start text:name="_Toc178610177"/>Introduction<text:bookmark-end text:name="_Toc178610177"/><text:bookmark-end text:name="__RefHeading___Toc815_1662117846"/></text:h>
      <text:p text:style-name="Text_20_body">The goal of this project is to create a multi-tool, like a Flipper Zero or Pwnagotchi, that has a variety of different utilities that can be used by red teams for pen-testing. The idea is to have the tool be as small as possible, preferably pocket sized, without compromising on its functionality or power.</text:p>
      <text:h text:style-name="Heading_20_1" text:outline-level="1"><text:bookmark-start text:name="__RefHeading___Toc817_1662117846"/><text:bookmark-start text:name="_Toc178610178"/>Technologies<text:bookmark-end text:name="__RefHeading___Toc817_1662117846"/><text:bookmark-end text:name="_Toc178610178"/></text:h>
      <text:p text:style-name="Text_20_body">The hardware for this project will be a dev board, preferably with built in Wi-Fi, Bluetooth and NFC / RFID modules, a display and a directional input device with buttons for control. Additional modules can be added to the board if required. The device will also need a slot for a battery so that it can be used on the go. The hardware will preferably be encased with a plastic cover and possibly disguised to look like an ordinary, everyday device such as a power bank, portable hard drive or vape pen.</text:p>
      <text:p text:style-name="Text_20_body">The operating system (OS) for the multi-tool will need to be built into the board and as such will need to be something light weight. The device will also need some way to manage the different capabilities. The multi-tool will also need a graphical user interface (GUI) for its display.</text:p>
      <text:p text:style-name="Text_20_body">Listed below are some of the possible different technologies that could be utilized:</text:p>
      <text:list text:style-name="L1">
        <text:list-item>
          <text:p text:style-name="P12">Raspberry Pi Zero 2 WH / Banana Pi BPI M2 Zero/ ESP-32</text:p>
        </text:list-item>
        <text:list-item>
          <text:p text:style-name="P12">Go (TinyGo) / Python</text:p>
        </text:list-item>
        <text:list-item>
          <text:p text:style-name="P12">Qt</text:p>
        </text:list-item>
        <text:list-item>
          <text:p text:style-name="P12">Kali Linux / Kali Nethunter / Pi OS</text:p>
        </text:list-item>
      </text:list>
      <text:p text:style-name="P5"><text:bookmark-start text:name="__RefHeading___Toc819_1662117846"/></text:p>
      <text:h text:style-name="P11" text:outline-level="1"><text:bookmark-start text:name="_Toc178610179"/>Features<text:bookmark-end text:name="_Toc178610179"/><text:bookmark-end text:name="__RefHeading___Toc819_1662117846"/></text:h>
      <text:h text:style-name="P13" text:outline-level="2"><text:bookmark-start text:name="__RefHeading___Toc821_1662117846"/><text:bookmark-start text:name="_Toc178610180"/>Network Sniffing<text:bookmark-end text:name="__RefHeading___Toc821_1662117846"/><text:bookmark-end text:name="_Toc178610180"/></text:h>
      <text:p text:style-name="Text_20_body">One of the key features of this device will be the ability to analyse and attack networks. A tool like Nmap or Wireshark would be used to scan IP addresses, look for open ports on a network and capture packets. After this the information could be used for a de-authentication, man-in-the-middle (MITM) attacks or possibly even Wi-Fi jamming.</text:p>
      <text:h text:style-name="P13" text:outline-level="2"><text:bookmark-start text:name="__RefHeading___Toc823_1662117846"/><text:bookmark-start text:name="_Toc178610181"/>Bluetooth Connectivity<text:bookmark-end text:name="__RefHeading___Toc823_1662117846"/><text:bookmark-end text:name="_Toc178610181"/></text:h>
      <text:p text:style-name="Text_20_body">Another key feature of the device will be Bluetooth connectivity. A pen-tester will be able to connect Bluetooth devices to the tool, use the device to scan for other devices and collect data on them and possibly utilize the device for Bluetooth Low Energy MITM or jamming attacks.</text:p>
      <text:h text:style-name="P13" text:outline-level="2"><text:bookmark-start text:name="__RefHeading___Toc825_1662117846"/><text:bookmark-start text:name="_Toc178610182"/>Near Field Communications (NFC)<text:bookmark-end text:name="__RefHeading___Toc825_1662117846"/><text:bookmark-end text:name="_Toc178610182"/></text:h>
      <text:p text:style-name="Text_20_body">The multi-tool will have NFC capabilities such as reading, writing and emulating NFC tags allowing red teams to test the security of NFC-based systems such as access control badges, contactless payment systems, and identification cards.</text:p>
      <text:h text:style-name="P13" text:outline-level="2"><text:bookmark-start text:name="__RefHeading___Toc827_1662117846"/><text:bookmark-start text:name="_Toc178610183"/>Infrared<text:bookmark-end text:name="__RefHeading___Toc827_1662117846"/><text:bookmark-end text:name="_Toc178610183"/></text:h>
      <text:p text:style-name="Text_20_body">The infrared module will enable the multi-tool to capture and replay IR signals, commonly used in remote controls and IoT devices. The multi-tool will function as a universal remote, capable of replaying captured IR signals to control and exploit systems, making it useful for targeting IoT devices that rely on infrared for communication or control.</text:p>
      <text:h text:style-name="P13" text:outline-level="2"><text:bookmark-start text:name="__RefHeading___Toc829_1662117846"/><text:bookmark-start text:name="_Toc178610184"/>Radio Frequency Identification (RFID)<text:bookmark-end text:name="__RefHeading___Toc829_1662117846"/><text:bookmark-end text:name="_Toc178610184"/></text:h>
      <text:p text:style-name="Text_20_body">Like the NFC module, the device will also support the reading, cloning and emulation of RFID tags. The device will support low-frequency (125 kHz) and possibly high-frequency (13.56 MHz) RFID tagging.</text:p>
      <text:h text:style-name="P13" text:outline-level="2"><text:bookmark-start text:name="__RefHeading___Toc831_1662117846"/><text:bookmark-start text:name="_Toc178610185"/>Rubber Ducking<text:bookmark-end text:name="__RefHeading___Toc831_1662117846"/><text:bookmark-end text:name="_Toc178610185"/></text:h>
      <text:p text:style-name="Text_20_body">For this feature the multi-tool will be able to act as an I/O device and be able to automatically execute scripts on the device it is plugged into. This will be useful for various attacks, installing backdoors onto the devices and for data extraction.</text:p>
      <text:p text:style-name="P7"/>
      <text:h text:style-name="Heading_20_1" text:outline-level="1"><text:bookmark-start text:name="_Toc178610186"/>Metrics<text:bookmark-end text:name="_Toc178610186"/></text:h>
      <text:h text:style-name="P13" text:outline-level="2"><text:bookmark-start text:name="_Toc178610187"/>Functionality<text:bookmark-end text:name="_Toc178610187"/></text:h>
      <text:p text:style-name="Text_20_body">One of the key features of the multi-tool will be its capability for its size. The device must be able to effectively perform tasks without any compromise on its performance. The modules for each feature need to be able to integrate seamlessly with one another and provide an all-in-one utility for red teams. The multi-tool's ability to handle complex tasks across multiple attack vectors while remaining portable and easy to deploy will be its main measure of functionality.</text:p>
      <text:h text:style-name="P13" text:outline-level="2"><text:bookmark-start text:name="_Toc178610188"/>Usability<text:bookmark-end text:name="_Toc178610188"/></text:h>
      <text:p text:style-name="Text_20_body">The multi-tool needs to be simple, concise and easy to navigate. Considering that the multi-tool will have a small form factor, any menus will need to be simplistic in design, while still conveying necessary information. The multi-tool will need to be well documented, ensuring that it is easy to use. Having a small form factor will also ensure that the multi-tool is comfortable to hold. Putting the device in a discreet plastic case will ensure that it is aesthetically pleasing.</text:p>
      <text:h text:style-name="P13" text:outline-level="2"><text:bookmark-start text:name="_Toc178610189"/>Reliability<text:bookmark-end text:name="_Toc178610189"/></text:h>
      <text:p text:style-name="Text_20_body">This multi-tool will need to be highly reliable, accurate and protected against failure. This is highly important as failures in the device will make it harder for pen-testers and red teams to use and will increase the likelihood of being caught using it. Thus, the device must be able to operate without errors, minimize the likelihood of crashes and be able to recover quickly from any other failures or malfunctions. The device will need to be resilient and able to withstand different environmental conditions and mechanical stress.</text:p>
      <text:h text:style-name="P13" text:outline-level="2"><text:bookmark-start text:name="_Toc178610190"/>Performance<text:bookmark-end text:name="_Toc178610190"/></text:h>
      <text:p text:style-name="Text_20_body">The performance of the device will be evaluated based on how quickly it is able to carry out tasks. This includes fast packet capture for network sniffing, low-latency Bluetooth or NFC scanning, and rapid execution of USB Rubber Ducky scripts. The device also needs to have a low level of battery consumption to ensure that prolonged use.</text:p>
      <text:h text:style-name="P13" text:outline-level="2"><text:bookmark-start text:name="_Toc178610191"/>Supportability<text:bookmark-end text:name="_Toc178610191"/></text:h>
      <text:p text:style-name="P5"><text:bookmark-start text:name="__RefHeading___Toc833_1662117846"/>The supportability of this device means ensuring that it is easily maintainable and upgradable. The multi-tool will need to support modular hardware expansions without compromising on its form factor, which also may involve having external support such as user guides (for example a how-to on taking the device apart). The device also needs to remain compatible with existing technologies and cyber-security tools, which will mean ensuring that the firmware can be easily updated.</text:p>
      <text:h text:style-name="P11" text:outline-level="1"><text:bookmark-start text:name="_Toc178610192"/>Context Diagram<text:bookmark-end text:name="_Toc178610192"/><text:bookmark-end text:name="__RefHeading___Toc833_1662117846"/></text:h>
      <text:p text:style-name="Text_20_body"/>
      <text:h text:style-name="Heading_20_1" text:outline-level="1"><text:bookmark-start text:name="__RefHeading___Toc835_1662117846"/><text:bookmark-start text:name="_Toc178610193"/>Use Cases<text:bookmark-end text:name="__RefHeading___Toc835_1662117846"/><text:bookmark-end text:name="_Toc178610193"/></text:h>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swiss" style:font-pitch="variable"/>
    <style:font-face style:name="Aptos Display" svg:font-family="'Aptos Display'"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charset="x-symbol"/>
    <style:font-face style:name="Times New Roman" svg:font-family="'Times New Roman'" style:font-family-generic="roman" style:font-pitch="variable"/>
  </office:font-face-decls>
  <office:styles>
    <draw:fill-image draw:name="a1" xlink:href="Pictures/10000001000009600000018F174D31F3.png" xlink:type="simple" xlink:show="embed" xlink:actuate="onLoad"/>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IE" fo:font-style="normal" style:text-underline-style="none" fo:font-weight="normal" style:letter-kerning="true" style:font-name-asian="Noto Serif CJK SC" style:font-size-asian="12pt" style:language-asian="zh" style:country-asian="CN" style:font-style-asian="normal" style:font-weight-asian="normal" style:font-name-complex="Noto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IE"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Noto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fo:hyphenation-keep="auto" loext:hyphenation-keep-type="column"/>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fo:hyphenation-keep="auto" loext:hyphenation-keep-type="column"/>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iberation Serif" style:font-family-complex="'Liberation Serif'" style:font-family-generic-complex="roman" style:font-pitch-complex="variable" style:font-size-complex="18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fo:hyphenation-ladder-count="no-limit" fo:hyphenation-keep="auto" loext:hyphenation-keep-type="column"/>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Subtitle" style:family="paragraph" style:parent-style-name="Heading" style:next-style-name="Text_20_body" style:class="chapter">
      <style:paragraph-properties fo:margin-top="0.106cm" fo:margin-bottom="0cm" style:contextual-spacing="false" fo:text-align="center" style:justify-single-word="false" fo:hyphenation-ladder-count="no-limit" fo:hyphenation-keep="auto" loext:hyphenation-keep-type="column"/>
      <style:text-properties fo:font-size="18pt" style:font-size-asian="18pt" style:font-size-complex="18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hyphenation-ladder-count="no-limit" fo:hyphenation-keep="auto" loext:hyphenation-keep-type="column"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ontents_20_Heading" style:display-name="Contents Heading" style:family="paragraph" style:parent-style-name="Index_20_Heading" style:class="index">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fo:hyphenation-keep="auto" loext:hyphenation-keep-type="column">
        <style:tab-stops>
          <style:tab-stop style:position="17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499cm" fo:hyphenation-ladder-count="no-limit" fo:hyphenation-keep="auto" loext:hyphenation-keep-type="column">
        <style:tab-stops>
          <style:tab-stop style:position="16.501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top="0cm" fo:margin-bottom="0.176cm" style:contextual-spacing="false" fo:hyphenation-ladder-count="no-limit" fo:hyphenation-keep="auto" loext:hyphenation-keep-type="column"/>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auto-update="true">
      <style:paragraph-properties fo:margin-left="0.423cm" fo:margin-top="0cm" fo:margin-bottom="0.176cm" style:contextual-spacing="false" fo:hyphenation-ladder-count="no-limit" fo:hyphenation-keep="auto" loext:hyphenation-keep-type="column">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No_20_Spacing" style:display-name="No Spacing" style:family="paragraph">
      <style:paragraph-properties fo:hyphenation-ladder-count="no-limit" fo:hyphenation-keep="auto" loext:hyphenation-keep-type="column" style:vertical-align="auto"/>
      <style:text-properties style:font-name="Aptos" fo:font-family="Aptos" style:font-family-generic="swiss" style:font-pitch="variable" fo:font-size="11pt" fo:language="en" fo:country="US" style:letter-kerning="false"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true" loext:hyphenation-no-caps="false" loext:hyphenation-no-last-word="false" loext:hyphenation-word-char-count="no-limit" loext:hyphenation-zone="no-limit"/>
    </style:style>
    <style:style style:name="Header" style:family="paragraph" style:parent-style-name="Normal" style:class="extra">
      <style:paragraph-properties fo:hyphenation-ladder-count="no-limit" fo:hyphenation-keep="auto" loext:hyphenation-keep-type="column">
        <style:tab-stops>
          <style:tab-stop style:position="7.96cm" style:type="center"/>
          <style:tab-stop style:position="15.921cm"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TOC_20_Heading" style:display-name="TOC Heading" style:family="paragraph" style:parent-style-name="Heading_20_1" style:next-style-name="Normal" style:default-outline-level="" style:list-style-name="">
      <style:paragraph-properties fo:margin-top="0cm" fo:margin-bottom="0cm" style:contextual-spacing="false" fo:line-height="107%" fo:keep-together="always" fo:hyphenation-ladder-count="no-limit" fo:hyphenation-keep="auto" loext:hyphenation-keep-type="column" style:vertical-align="auto"/>
      <style:text-properties fo:color="#0f4761" loext:opacity="100%" style:font-name="Aptos Display" fo:font-family="'Aptos Display'" style:font-family-generic="swiss" style:font-pitch="variable" fo:font-size="16pt" fo:language="en" fo:country="US" fo:font-weight="normal" style:letter-kerning="false" style:font-name-asian="Times New Roman" style:font-family-asian="'Times New Roman'" style:font-family-generic-asian="roman" style:font-pitch-asian="variable" style:font-size-asian="16pt" style:language-asian="en" style:country-asian="US" style:font-weight-asian="normal" style:font-name-complex="Times New Roman" style:font-family-complex="'Times New Roman'" style:font-family-generic-complex="roman" style:font-pitch-complex="variable" style:font-size-complex="16pt" style:language-complex="ar" style:country-complex="SA" style:font-weight-complex="normal" fo:hyphenate="true" loext:hyphenation-no-caps="false" loext:hyphenation-no-last-word="false" loext:hyphenation-word-char-count="no-limit" loext:hyphenation-zone="no-limit"/>
    </style:style>
    <style:style style:name="Frame_20_contents" style:display-name="Frame contents" style:family="paragraph" style:parent-style-name="Standard" style:class="extra"/>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Hyperlink" style:family="text" style:parent-style-name="Default_20_Paragraph_20_Font">
      <style:text-properties fo:color="#467886" loext:opacity="100%" style:text-underline-style="solid" style:text-underline-width="auto" style:text-underline-color="font-color" style:text-underline-mode="continuous" style:text-overline-mode="continuous" style:text-line-through-mode="continuous"/>
    </style:style>
    <style:style style:name="No_20_Spacing_20_Char" style:display-name="No Spacing Char" style:family="text" style:parent-style-name="Default_20_Paragraph_20_Font">
      <style:text-properties style:font-name="Aptos" fo:font-family="Aptos" style:font-family-generic="swiss" style:font-pitch="variable" fo:font-size="11pt" fo:language="en" fo:country="US" style:letter-kerning="false"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er_20_Char" style:display-name="Footer Char" style:family="text" style:parent-style-name="Default_20_Paragraph_20_Fon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style:graphic-properties fo:background-color="transparent"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F0" style:page-layout-name="Mpm2" draw:style-name="Mdp1">
      <style:footer>
        <text:p text:style-name="MP1"><text:page-number text:select-page="current">5</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2.1$Linux_X86_64 LibreOffice_project/0f794b6e29741098670a3b95d60478a65d05ef13</meta:generator>
    <dc:title>Pen-testing Multi-tool Project specification</dc:title>
    <meta:initial-creator>Adam Fitzpatrick - C00273365</meta:initial-creator>
    <meta:creation-date>2024-09-24T17:42:00Z</meta:creation-date>
    <dc:date>2024-10-01T15:28:00.283688957</dc:date>
    <meta:editing-cycles>17</meta:editing-cycles>
    <meta:editing-duration>PT11H52M45S</meta:editing-duration>
    <meta:document-statistic meta:table-count="0" meta:image-count="0" meta:object-count="0" meta:page-count="6" meta:paragraph-count="60" meta:word-count="973" meta:character-count="5916" meta:non-whitespace-character-count="4995"/>
    <meta:template xlink:type="simple" xlink:actuate="onRequest" xlink:title="" xlink:href="Normal.dotm"/>
  </office:meta>
</office:document-meta>
</file>